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7fa27" officeooo:paragraph-rsid="0007fa27"/>
    </style:style>
    <style:style style:name="P2" style:family="paragraph" style:parent-style-name="Preformatted_20_Text">
      <style:text-properties fo:font-weight="bold" officeooo:rsid="0007fa27" officeooo:paragraph-rsid="0007fa2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ICIAR UN REPOSITORIO</text:p>
      <text:p text:style-name="P2">1)git init</text:p>
      <text:p text:style-name="P2">2)git add *</text:p>
      <text:p text:style-name="P2">3)git commit -m "primer subida"</text:p>
      <text:p text:style-name="P2">EJEMPLO:</text:p>
      <text:p text:style-name="P1">[master (root-commit) e8260d7] primer subida</text:p>
      <text:p text:style-name="P1"><text:s/>22 files changed, 0 insertions(+), 0 deletions(-)</text:p>
      <text:p text:style-name="P1"><text:s/>create mode 100644 ARQUITECTURA/Documento.doc</text:p>
      <text:p text:style-name="P1"><text:s/>create mode 100644 ARQUITECTURA/Google Cloud Plataform.pptx</text:p>
      <text:p text:style-name="P1"><text:s/>create mode 100644 ARQUITECTURA/PASOS PARA INSTALAR VIRTUALBOX.docx</text:p>
      <text:p text:style-name="P1"><text:s/>create mode 100644 ARQUITECTURA/Que es Docker.pptx</text:p>
      <text:p text:style-name="P1"><text:s/>create mode 100644 ARQUITECTURA/fotos/WhatsApp Image 2020-03-25 at 10.35.53 PM.jpeg</text:p>
      <text:p text:style-name="P1"><text:s/>create mode 100644 ARQUITECTURA/fotos/WhatsApp Image 2020-03-25 at 10.36.04 PM.jpeg</text:p>
      <text:p text:style-name="P1"><text:s/>create mode 100644 ARQUITECTURA/fotos/WhatsApp Image 2020-03-25 at 10.36.14 PM.jpeg</text:p>
      <text:p text:style-name="P1"><text:s/>create mode 100644 ARQUITECTURA/fotos/WhatsApp Image 2020-03-25 at 10.38.15 PM (1).jpeg</text:p>
      <text:p text:style-name="P1"><text:s/>create mode 100644 ARQUITECTURA/fotos/WhatsApp Image 2020-03-25 at 10.38.15 PM (2).jpeg</text:p>
      <text:p text:style-name="P1"><text:s/>create mode 100644 ARQUITECTURA/fotos/WhatsApp Image 2020-03-25 at 10.38.15 PM.jpeg</text:p>
      <text:p text:style-name="P1"><text:s/>create mode 100644 ARQUITECTURA/fotos/WhatsApp Image 2020-03-25 at 10.38.16 PM (1).jpeg</text:p>
      <text:p text:style-name="P1"><text:s/>create mode 100644 ARQUITECTURA/fotos/WhatsApp Image 2020-03-25 at 10.38.16 PM.jpeg</text:p>
      <text:p text:style-name="P1"><text:s/>create mode 100644 ARQUITECTURA/investigaciones.doc</text:p>
      <text:p text:style-name="P1"><text:s/>create mode 100644 BASE DE DATOS/WhatsApp Image 2020-03-21 at 3.18.12 PM.jpeg</text:p>
      <text:p text:style-name="P1"><text:s/>create mode 100644 BASE DE DATOS/WhatsApp Image 2020-03-21 at 3.18.13 PM (1).jpeg</text:p>
      <text:p text:style-name="P1"><text:s/>create mode 100644 BASE DE DATOS/WhatsApp Image 2020-03-21 at 3.18.13 PM.jpeg</text:p>
      <text:p text:style-name="P1"><text:s/>create mode 100644 BASE DE DATOS/WhatsApp Image 2020-03-21 at 3.18.14 PM (1).jpeg</text:p>
      <text:p text:style-name="P1"><text:s/>create mode 100644 BASE DE DATOS/WhatsApp Image 2020-03-21 at 3.18.14 PM.jpeg</text:p>
      <text:p text:style-name="P1"><text:s/>create mode 100644 BASE DE DATOS/WhatsApp Image 2020-03-21 at 3.18.15 PM.jpeg</text:p>
      <text:p text:style-name="P1"><text:s/>create mode 100644 BASE DE DATOS/WhatsApp Image 2020-03-21 at 3.18.16 PM.jpeg</text:p>
      <text:p text:style-name="P1"><text:s/>create mode 100644 BASE DE DATOS/WhatsApp Image 2020-03-21 at 3.18.17 PM.jpeg</text:p>
      <text:p text:style-name="P1"><text:s/>create mode 100644 BASE DE DATOS/WhatsApp Image 2020-03-21 at 3.18.18 PM.jpeg</text:p>
      <text:p text:style-name="P1"/>
      <text:p text:style-name="P2">4)git remote add origin https://github.com/Donbran95/Donbran95.git</text:p>
      <text:p text:style-name="P2">5)git push -u origin master</text:p>
      <text:p text:style-name="P2">EJEMPLO:</text:p>
      <text:p text:style-name="P1">Username for 'https://github.com': Donbran95</text:p>
      <text:p text:style-name="P1">Password for 'https://contrasena de cuenta de GIT HUB': </text:p>
      <text:p text:style-name="P1">Counting objects: 27, done.</text:p>
      <text:p text:style-name="P1">Delta compression using up to 4 threads.</text:p>
      <text:p text:style-name="P1">Compressing objects: 100% (27/27), done.</text:p>
      <text:p text:style-name="P1">Writing objects: 100% (27/27), 2.11 MiB | 525.00 KiB/s, done.</text:p>
      <text:p text:style-name="P1">Total 27 (delta 1), reused 0 (delta 0)</text:p>
      <text:p text:style-name="P1">remote: Resolving deltas: 100% (1/1), done.</text:p>
      <text:p text:style-name="P1">To https://github.com/Donbran95/Donbran95.git</text:p>
      <text:p text:style-name="P1"><text:s/>* [new branch] <text:s text:c="5"/>master -&gt; master</text:p>
      <text:p text:style-name="P1">Branch master set up to track remote branch master from origin.</text:p>
      <text:p text:style-name="P1">Fin..</text:p>
      <text:p text:style-name="P1"/>
      <text:p text:style-name="P1"/>
      <text:p text:style-name="P2">como ingresar archivos dentro de un mismo repositorio:</text:p>
      <text:p text:style-name="P1"/>
      <text:p text:style-name="P1">Como para agrgar archivos a git hub: git add *</text:p>
      <text:p text:style-name="P1"/>
      <text:p text:style-name="P1">para agrregr un mensaje al commit y poder subir los archivos: git commit -m “mensaje o comentario”</text:p>
      <text:p text:style-name="P1"/>
      <text:p text:style-name="P1"><text:soft-page-break/>para subir al repositorio: git pus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00:15:53.322039773</dc:date>
    <meta:editing-duration>PT50S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2" meta:paragraph-count="48" meta:word-count="353" meta:character-count="2681" meta:non-whitespace-character-count="2345"/>
  </office:meta>
</office:document-meta>
</file>